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4" style:family="table-cell" style:parent-style-name="Default">
      <style:text-properties fo:color="#23ff23"/>
    </style:style>
    <style:style style:name="ce5" style:family="table-cell" style:parent-style-name="Default">
      <style:table-cell-properties fo:background-color="#00ffff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troy</text:p>
          </table:table-cell>
        </table:table-row>
        <table:table-row table:style-name="ro1">
          <table:table-cell office:value-type="string">
            <text:p>troy</text:p>
          </table:table-cell>
        </table:table-row>
        <table:table-row table:style-name="ro1">
          <table:table-cell office:value-type="string">
            <text:p>troy</text:p>
          </table:table-cell>
        </table:table-row>
        <table:table-row table:style-name="ro1">
          <table:table-cell office:value-type="string">
            <text:p>troy</text:p>
          </table:table-cell>
        </table:table-row>
        <table:table-row table:style-name="ro1">
          <table:table-cell office:value-type="string">
            <text:p>troy</text:p>
          </table:table-cell>
        </table:table-row>
        <table:table-row table:style-name="ro1">
          <table:table-cell office:value-type="string">
            <text:p>troy</text:p>
          </table:table-cell>
        </table:table-row>
        <table:table-row table:style-name="ro1">
          <table:table-cell office:value-type="string">
            <text:p>troy</text:p>
          </table:table-cell>
        </table:table-row>
        <table:table-row table:style-name="ro1">
          <table:table-cell office:value-type="string">
            <text:p>troy</text:p>
          </table:table-cell>
        </table:table-row>
        <table:table-row table:style-name="ro1">
          <table:table-cell office:value-type="string">
            <text:p>troy</text:p>
          </table:table-cell>
        </table:table-row>
      </table:table>
      <table:table table:name="Лист2" table:style-name="ta1" table:print="false">
        <office:forms form:automatic-focus="false" form:apply-design-mode="false"/>
        <table:table-column-group>
          <table:table-column table:style-name="co1" table:default-cell-style-name="Default"/>
          <table:table-column table:style-name="co1" table:default-cell-style-name="ce1"/>
          <table:table-column table:style-name="co1" table:default-cell-style-name="Default"/>
        </table:table-column-group>
        <table:table-column table:style-name="co1" table:visibility="collapse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table:style-name="Default" table:formula="oooc:=[.A1]*5" office:value-type="float" office:value="5">
            <text:p>5</text:p>
          </table:table-cell>
          <table:table-cell table:style-name="ce3" office:value-type="float" office:value="123" table:number-columns-spanned="1" table:number-rows-spanned="8">
            <text:p>123</text:p>
          </table:table-cell>
          <table:table-cell table:formula="oooc:=[.B#ССЫЛ!]" office:value-type="float" office:value="0">
            <text:p>#ССЫЛ!</text:p>
          </table:table-cell>
          <table:table-cell/>
        </table:table-row>
        <table:table-row table:style-name="ro1">
          <table:table-cell office:value-type="string">
            <text:p>ppp</text:p>
          </table:table-cell>
          <table:table-cell table:style-name="Default" table:formula="oooc:=[.A2]&amp;[.B1]" office:value-type="string" office:string-value="ppp5">
            <text:p>ppp5</text:p>
          </table:table-cell>
          <table:covered-table-cell/>
          <table:table-cell table:formula="oooc:=[.B#ССЫЛ!]" office:value-type="float" office:value="0">
            <text:p>#ССЫЛ!</text:p>
          </table:table-cell>
          <table:table-cell table:formula="oooc:=[.D2]" office:value-type="float" office:value="0">
            <text:p>#ССЫЛ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9-12-25">
            <text:p>25.12.09</text:p>
          </table:table-cell>
          <table:covered-table-cell/>
          <table:table-cell table:formula="oooc:=[.B1]" office:value-type="float" office:value="5">
            <text:p>5</text:p>
          </table:table-cell>
          <table:table-cell table:style-name="ce4" table:formula="oooc:=[.D3]" office:value-type="float" office:value="5">
            <text:p>5</text:p>
          </table:table-cell>
        </table:table-row>
        <table:table-row-group>
          <table:table-row table:style-name="ro1">
            <table:table-cell office:value-type="float" office:value="10">
              <text:p>10</text:p>
            </table:table-cell>
            <table:table-cell table:style-name="ce2" office:value-type="string">
              <text:p>25/12/2009</text:p>
            </table:table-cell>
            <table:covered-table-cell/>
            <table:table-cell table:formula="oooc:=[.B2]" office:value-type="string" office:string-value="ppp5">
              <text:p>ppp5</text:p>
            </table:table-cell>
            <table:table-cell table:style-name="ce5" table:formula="oooc:=[.D4]" office:value-type="string" office:string-value="ppp5">
              <text:p>ppp5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1">
                <text:p>11</text:p>
              </table:table-cell>
              <table:table-cell office:value-type="date" office:date-value="2009-12-27">
                <text:p>27.12.09</text:p>
              </table:table-cell>
              <table:covered-table-cell/>
              <table:table-cell table:formula="oooc:=[.B3]" office:value-type="date" office:date-value="2009-12-25">
                <text:p>25.12.09</text:p>
              </table:table-cell>
              <table:table-cell/>
            </table:table-row>
            <table:table-row table:style-name="ro1" table:visibility="collapse">
              <table:table-cell office:value-type="float" office:value="12">
                <text:p>12</text:p>
              </table:table-cell>
              <table:table-cell office:value-type="date" office:date-value="2009-12-28">
                <text:p>28.12.09</text:p>
              </table:table-cell>
              <table:covered-table-cell/>
              <table:table-cell table:formula="oooc:=[.B4]" office:value-type="string" office:string-value="25/12/2009">
                <text:p>25/12/2009</text:p>
              </table:table-cell>
              <table:table-cell/>
            </table:table-row>
          </table:table-row-group>
          <table:table-row table:style-name="ro1">
            <table:table-cell office:value-type="float" office:value="13">
              <text:p>13</text:p>
            </table:table-cell>
            <table:table-cell office:value-type="date" office:date-value="2009-12-29">
              <text:p>29.12.09</text:p>
            </table:table-cell>
            <table:covered-table-cell/>
            <table:table-cell table:number-columns-repeated="2"/>
          </table:table-row>
        </table:table-row-group>
        <table:table-row table:style-name="ro1">
          <table:table-cell office:value-type="float" office:value="14">
            <text:p>14</text:p>
          </table:table-cell>
          <table:table-cell office:value-type="date" office:date-value="2009-12-30">
            <text:p>30.12.09</text:p>
          </table:table-cell>
          <table:covered-table-cell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3.04.2009</text:date>, <text:time>14:23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
  </meta:generator>
    <meta:initial-creator>vlad</meta:initial-creator>
    <meta:creation-date>2009-04-03T14:07:33</meta:creation-date>
    <dc:creator>vlad</dc:creator>
    <dc:date>2009-04-03T14:23:12</dc:date>
    <meta:editing-cycles>1</meta:editing-cycles>
    <meta:editing-duration>PT15M40S</meta:editing-duration>
    <meta:user-defined meta:name="Поле 1"/>
    <meta:user-defined meta:name="Поле 2"/>
    <meta:user-defined meta:name="Поле 3"/>
    <meta:user-defined meta:name="Поле 4"/>
    <meta:document-statistic meta:table-count="2" meta:cell-count="35"/>
  </office:meta>
</office:document-meta>
</file>